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7ed54" officeooo:paragraph-rsid="003ffe5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ffe55" officeooo:paragraph-rsid="001bf31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27ed54" officeooo:paragraph-rsid="0027ed54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dcc1e" officeooo:paragraph-rsid="00416b87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470f0" officeooo:paragraph-rsid="004470f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7ed54" officeooo:paragraph-rsid="0027ed5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dcc1e" officeooo:paragraph-rsid="00416b8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470f0" officeooo:paragraph-rsid="004470f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d254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d25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4bd254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4070a" officeooo:paragraph-rsid="0034070a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c5a7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a981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c5a7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a981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3dcc1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2d8fd4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2c5a70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3dcc1e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4470f0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3dcc1e" officeooo:paragraph-rsid="003dcc1e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4470f0" officeooo:paragraph-rsid="004470f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70f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7761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cdeea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dea93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2d8fd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3e921c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2c5a7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16b87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3dcc1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26cac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3ffe55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470f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468b6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73bc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4e031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2d8fd4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3dcc1e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16b87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426cac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3ffe55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470f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473bc6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4e0313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e0313" style:font-weight-asian="bold" style:font-weight-complex="bold"/>
    </style:style>
    <style:style style:name="T34" style:family="text">
      <style:text-properties officeooo:rsid="002a981a"/>
    </style:style>
    <style:style style:name="T35" style:family="text">
      <style:text-properties officeooo:rsid="002c5a70"/>
    </style:style>
    <style:style style:name="T36" style:family="text">
      <style:text-properties officeooo:rsid="002d8fd4"/>
    </style:style>
    <style:style style:name="T37" style:family="text">
      <style:text-properties officeooo:rsid="002e7163"/>
    </style:style>
    <style:style style:name="T38" style:family="text">
      <style:text-properties officeooo:rsid="00416b87"/>
    </style:style>
    <style:style style:name="T39" style:family="text">
      <style:text-properties officeooo:rsid="0035db3e"/>
    </style:style>
    <style:style style:name="T40" style:family="text">
      <style:text-properties officeooo:rsid="004e031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39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6">5</text:span><text:span text:style-name="T7">1</text:span><text:span text:style-name="T8">1a</text:span><text:span text:style-name="T3"> - </text:span><text:span text:style-name="T1">A/G</text:span><text:span text:style-name="T2"> - </text:span><text:span text:style-name="T4">AGM-</text:span><text:span text:style-name="T5">88 HARM</text:span></text:p>
      <text:p text:style-name="P2"/>
      <text:p text:style-name="P1"><text:span text:style-name="T32">Master Arm</text:span> ... <text:span text:style-name="T32">ON</text:span></text:p>
      <text:p text:style-name="P1"><text:span text:style-name="T32">Master Mode</text:span> ... <text:span text:style-name="T32">A/G</text:span></text:p>
      <text:p text:style-name="P4"/>
      <text:p text:style-name="P3"><text:span text:style-name="T34">AGM-88 </text:span>HARM -- <text:span text:style-name="T37">TODO: Test range at different altitudes.</text:span></text:p>
      <text:list text:style-name="L1">
        <text:list-item>
          <text:p text:style-name="P14">HARMs fly in a straight line slightly downwards for several seconds after launch before starting to guide.</text:p>
        </text:list-item>
      </text:list>
      <text:p text:style-name="P8"/>
      <text:p text:style-name="P5">TOO <text:span text:style-name="T34">(Target Of Opportunity) </text:span>mode -- <text:span text:style-name="T38">No loft</text:span></text:p>
      <text:list text:style-name="L2">
        <text:list-item>
          <text:p text:style-name="P15">(Optional, but useful) On right MFD, go to <text:span text:style-name="T32">EW</text:span> page.</text:p>
        </text:list-item>
        <text:list-item>
          <text:p text:style-name="P16">On left MFD, go to <text:span text:style-name="T32">STORES</text:span> page, select <text:span text:style-name="T32">HARM</text:span>.</text:p>
        </text:list-item>
        <text:list-item>
          <text:p text:style-name="P16">Press <text:span text:style-name="T32">TOO</text:span> OSB.</text:p>
        </text:list-item>
        <text:list-item>
          <text:p text:style-name="P16">HARM <text:span text:style-name="T35">page</text:span> shows emitters as seen out the front of the missile (azimuth/elevation view).</text:p>
        </text:list-item>
        <text:list-item>
          <text:p text:style-name="P16"><text:span text:style-name="T35">(Optional) </text:span>Press <text:span text:style-name="T32">CLASS</text:span> OSB, then <text:span text:style-name="T32">HOS</text:span> OSB to show only hostile emitters, <text:span text:style-name="T38">or other emitter classes</text:span>.</text:p>
        </text:list-item>
        <text:list-item>
          <text:p text:style-name="P20"><text:span text:style-name="T10">Press</text:span><text:span text:style-name="T23"> </text:span><text:span text:style-name="T31">MANVR/PC</text:span><text:span text:style-name="T23"> left</text:span><text:span text:style-name="T10"> to put SOI to HARM MFD.</text:span></text:p>
        </text:list-item>
        <text:list-item>
          <text:p text:style-name="P21"><text:span text:style-name="T11">Press </text:span><text:span text:style-name="T31">ENT button</text:span><text:span text:style-name="T11"> to cycle HARM target through all targets shown on HARM page. <text:s/></text:span><text:span text:style-name="T13">Target box is also shown on HUD, which can be used to </text:span><text:span text:style-name="T14">point</text:span><text:span text:style-name="T13"> TPOD to do a visual search for the SAM site.</text:span></text:p>
        </text:list-item>
        <text:list-item>
          <text:p text:style-name="P16">Press <text:span text:style-name="T32">Uncage</text:span> button to lock target ("hand-off", shows H-OFF under target box). <text:s/><text:span text:style-name="T35">All other targets are hidden when in H-OFF, this allows you to confirm your target. <text:s/></text:span><text:span text:style-name="T36">If needed, p</text:span><text:span text:style-name="T35">ress Uncage again to un-hand-off to select a different target.</text:span></text:p>
        </text:list-item>
        <text:list-item>
          <text:p text:style-name="P16">Press <text:span text:style-name="T32">Red Button</text:span> to fire missile at target.</text:p>
        </text:list-item>
      </text:list>
      <text:p text:style-name="P8"/>
      <text:p text:style-name="P5">SP <text:span text:style-name="T34">(Self-Protection) mode -- </text:span><text:span text:style-name="T38">No loft</text:span></text:p>
      <text:list text:style-name="L3">
        <text:list-item>
          <text:p text:style-name="P17">(Optional, but useful) On right MFD, go to <text:span text:style-name="T32">EW</text:span> page.</text:p>
        </text:list-item>
        <text:list-item>
          <text:p text:style-name="P18">On left MFD, go to <text:span text:style-name="T32">STORES</text:span> page, select <text:span text:style-name="T32">HARM</text:span>.</text:p>
        </text:list-item>
        <text:list-item>
          <text:p text:style-name="P18">Press <text:span text:style-name="T32">SP</text:span> OSB.</text:p>
        </text:list-item>
        <text:list-item>
          <text:p text:style-name="P18">Press <text:span text:style-name="T40">ENT</text:span><text:span text:style-name="T32"> Button</text:span> to cycle HARM target through all targets shown on RWR.</text:p>
        </text:list-item>
        <text:list-item>
          <text:p text:style-name="P18">Press <text:span text:style-name="T32">Red Button</text:span> to fire missile at target, no hand-off needed.</text:p>
        </text:list-item>
        <text:list-item>
          <text:p text:style-name="P18">HARMs can even be fired "over the shoulder" at targets to the side or even behind, but firing envelope is limited since HARMs don't turn very fast.</text:p>
        </text:list-item>
      </text:list>
      <text:p text:style-name="P9"/>
      <text:p text:style-name="P6">PB (Pre-Briefed) mode -- <text:span text:style-name="T38">Loft</text:span></text:p>
      <text:list text:style-name="L4">
        <text:list-item>
          <text:p text:style-name="P19">On left MFD, go to <text:span text:style-name="T32">STORES</text:span> page, select <text:span text:style-name="T32">HARM</text:span>.</text:p>
        </text:list-item>
        <text:list-item>
          <text:p text:style-name="P22"><text:span text:style-name="T11">Press </text:span><text:span text:style-name="T24">PB</text:span><text:span text:style-name="T11"> OSB.</text:span></text:p>
        </text:list-item>
        <text:list-item>
          <text:p text:style-name="P24"><text:span text:style-name="T11">P</text:span><text:span text:style-name="T9">ress </text:span><text:span text:style-name="T22">UFC</text:span><text:span text:style-name="T9"> OSB.</text:span></text:p>
        </text:list-item>
        <text:list-item>
          <text:p text:style-name="P24"><text:span text:style-name="T9">On UFC, press </text:span><text:span text:style-name="T22">TGT</text:span><text:span text:style-name="T9"> OSB, enter emitter ID (see HARM tables page), then </text:span><text:span text:style-name="T22">ENT</text:span><text:span text:style-name="T9">.</text:span></text:p>
        </text:list-item>
        <text:list-item>
          <text:p text:style-name="P22"><text:span text:style-name="T15">Select </text:span><text:span text:style-name="T26">PULLUP</text:span><text:span text:style-name="T15"> </text:span><text:span text:style-name="T14">option</text:span><text:span text:style-name="T15">: </text:span><text:span text:style-name="T24">A/C</text:span><text:span text:style-name="T15"> or </text:span><text:span text:style-name="T24">HRM</text:span><text:span text:style-name="T15"> </text:span><text:span text:style-name="T14">OSB</text:span><text:span text:style-name="T15">. <text:s/>A/C is for lofting by pulling the aircraft up to a high pitch angle, HRM does the loft with the missile only.</text:span></text:p>
        </text:list-item>
        <text:list-item>
          <text:p text:style-name="P24"><text:span text:style-name="T9">Designate a target where you want the missile to go. <text:s/>Can be a waypoint </text:span><text:span text:style-name="T14">(</text:span><text:span text:style-name="T26">WP DSG</text:span><text:span text:style-name="T14"> OSB on HSI or SA page)</text:span><text:span text:style-name="T9">, or a regular target designation </text:span><text:span text:style-name="T14">with TPOD or any other means</text:span><text:span text:style-name="T9">.</text:span></text:p>
        </text:list-item>
        <text:list-item>
          <text:p text:style-name="P22"><text:span text:style-name="T14">STORES</text:span><text:span text:style-name="T15"> page shows </text:span><text:span text:style-name="T14">missile flight times to the current target: 1st line for time if launched now, 2nd line for </text:span><text:span text:style-name="T12">missile currently in flight. <text:s/></text:span><text:span text:style-name="T16">RNG will be crossed out if not in range.</text:span></text:p>
        </text:list-item>
        <text:list-item>
          <text:p text:style-name="P24"><text:span text:style-name="T9">HUD symbology shows Azimuth Steering Line, pitch-up carets, release line (horizontal line), </text:span><text:span text:style-name="T16">and RNG</text:span><text:span text:style-name="T9">.</text:span></text:p>
        </text:list-item>
        <text:list-item>
          <text:p text:style-name="P24"><text:span text:style-name="T9">Fly directly at the target. <text:s/></text:span><text:span text:style-name="T16">When </text:span><text:span text:style-name="T27">RNG is not crossed out</text:span><text:span text:style-name="T9">, press and hold Red Button and pitch up. When VV reaches release line </text:span><text:span text:style-name="T12">(A/C loft, </text:span><text:span text:style-name="T16">usually about 35 deg</text:span><text:span text:style-name="T12">) or pitch-up carets (HRM loft)</text:span><text:span text:style-name="T9">, missile will fire.</text:span></text:p>
        </text:list-item>
      </text:list>
      <text:p text:style-name="P10"/>
      <text:p text:style-name="P7">HRM OVRD and Self-protect pullback</text:p>
      <text:list text:style-name="L5">
        <text:list-item>
          <text:p text:style-name="P25"><text:span text:style-name="T17">W</text:span><text:span text:style-name="T9">hen you're carrying HARMs, if you're locked up by a radar, the HARM will be automatically targeted at whatever is locking you.</text:span></text:p>
        </text:list-item>
        <text:list-item>
          <text:p text:style-name="P23"><text:span text:style-name="T17">If </text:span><text:span text:style-name="T28">HRM OVRD is </text:span><text:span text:style-name="T29">boxed</text:span><text:span text:style-name="T18">, HUD will show </text:span><text:span text:style-name="T29">PLBK</text:span><text:span text:style-name="T18"> when you are locked on to, and pressing the pickle will show HARM crossed out, as the automatic self-protect has been overridden.</text:span></text:p>
        </text:list-item>
        <text:list-item>
          <text:p text:style-name="P23"><text:span text:style-name="T18">If </text:span><text:span text:style-name="T29">HRM OVRD is</text:span><text:span text:style-name="T28"> not boxed</text:span><text:span text:style-name="T17">, </text:span><text:span text:style-name="T18">HUD will show </text:span><text:span text:style-name="T28">HARM</text:span><text:span text:style-name="T17"> </text:span><text:span text:style-name="T18">(not crossed out) when you are locked on to </text:span><text:span text:style-name="T19">by enemy radar</text:span><text:span text:style-name="T18">, and pressing </text:span><text:span text:style-name="T30">Red Button</text:span><text:span text:style-name="T18"> will fire a HARM at that emitter, </text:span><text:span text:style-name="T20">regardless of what other weapon you have selected</text:span><text:span text:style-name="T18">.</text:span></text:p>
        </text:list-item>
        <text:list-item>
          <text:p text:style-name="P25"><text:span text:style-name="T17">I</text:span><text:span text:style-name="T9">f you're locked on by multiple radars, press</text:span><text:span text:style-name="T22"> </text:span><text:span text:style-name="T31">E</text:span><text:span text:style-name="T21">NT butto</text:span><text:span text:style-name="T31">n</text:span><text:span text:style-name="T22"> </text:span><text:span text:style-name="T22">press</text:span><text:span text:style-name="T9"> to cycle the HARM target, or </text:span><text:span text:style-name="T22">Uncage button</text:span><text:span text:style-name="T9"> (</text:span><text:span text:style-name="T31">Red Pinky</text:span><text:span text:style-name="T22"> Button</text:span><text:span text:style-name="T9">) to reset target to the highest priority emit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8T18:54:54.753000000</dc:date>
    <meta:editing-duration>P1DT11H59M34S</meta:editing-duration>
    <meta:editing-cycles>57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43" meta:word-count="629" meta:character-count="3301" meta:non-whitespace-character-count="2737"/>
  </office:meta>
</office:document-meta>
</file>